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ice.setNewPriority( int newPriorit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ice.setCurrentPriority( String currentPrio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ice.execu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